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058a1" officeooo:paragraph-rsid="001058a1"/>
    </style:style>
    <style:style style:name="P2" style:family="paragraph" style:parent-style-name="Text_20_body">
      <style:text-properties officeooo:rsid="00210ab0" officeooo:paragraph-rsid="0010d4de"/>
    </style:style>
    <style:style style:name="P3" style:family="paragraph" style:parent-style-name="Heading_20_2">
      <style:text-properties officeooo:paragraph-rsid="0010d4de"/>
    </style:style>
    <style:style style:name="P4" style:family="paragraph" style:parent-style-name="Heading_20_2">
      <style:text-properties officeooo:rsid="0012e42e" officeooo:paragraph-rsid="0012e42e"/>
    </style:style>
    <style:style style:name="P5" style:family="paragraph" style:parent-style-name="Heading_20_3">
      <style:text-properties officeooo:rsid="001bb63b" officeooo:paragraph-rsid="0010d4de"/>
    </style:style>
    <style:style style:name="P6" style:family="paragraph" style:parent-style-name="Heading_20_3">
      <style:text-properties officeooo:rsid="001bb63b" officeooo:paragraph-rsid="0012e42e"/>
    </style:style>
    <style:style style:name="P7" style:family="paragraph" style:parent-style-name="Standard">
      <style:text-properties officeooo:paragraph-rsid="0012bd2d"/>
    </style:style>
    <style:style style:name="P8" style:family="paragraph" style:parent-style-name="Standard">
      <style:text-properties officeooo:rsid="0012e42e" officeooo:paragraph-rsid="0012e42e"/>
    </style:style>
    <style:style style:name="P9" style:family="paragraph" style:parent-style-name="Text_20_body">
      <style:text-properties officeooo:rsid="0012e42e" officeooo:paragraph-rsid="0012e42e"/>
    </style:style>
    <style:style style:name="T1" style:family="text">
      <style:text-properties officeooo:rsid="00252b3e"/>
    </style:style>
    <style:style style:name="T2" style:family="text">
      <style:text-properties officeooo:rsid="0010d4de"/>
    </style:style>
    <style:style style:name="T3" style:family="text">
      <style:text-properties officeooo:rsid="0011b6e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officeooo:rsid="0007327b"/>
    </style:style>
    <style:style style:name="T7" style:family="text">
      <style:text-properties style:font-name="Liberation Serif" officeooo:rsid="00210ab0"/>
    </style:style>
    <style:style style:name="T8" style:family="text">
      <style:text-properties style:font-name="Liberation Serif" officeooo:rsid="0012bd2d"/>
    </style:style>
    <style:style style:name="T9" style:family="text">
      <style:text-properties officeooo:rsid="0012e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3">ies</text:span></text:p>
      <text:p text:style-name="P1">Elève</text:p>
      <text:h text:style-name="P3" text:outline-level="2">Accéder <text:span text:style-name="T1">au</text:span><text:span text:style-name="T2">x taches</text:span></text:h>
      <text:p text:style-name="P2">En tant qu’<text:span text:style-name="T9">élève</text:span>, j’aimerais pouvoir accéder <text:span text:style-name="T9">à mes</text:span><text:span text:style-name="T1"> </text:span><text:span text:style-name="T2">taches</text:span>.</text:p>
      <text:h text:style-name="P5" text:outline-level="3">Critères d’acceptations</text:h>
      <text:p text:style-name="P7"><text:span text:style-name="T5">Étant donner</text:span><text:span text:style-name="T4"> que je suis </text:span><text:span text:style-name="T6">authentifié</text:span><text:span text:style-name="T4">. </text:span><text:span text:style-name="T5">Quand</text:span><text:span text:style-name="T4"> je </text:span><text:span text:style-name="T6">clique sur le lien d</text:span><text:span text:style-name="T8">es taches</text:span><text:span text:style-name="T6">.</text:span><text:span text:style-name="T4"> </text:span><text:span text:style-name="T5">Alors</text:span><text:span text:style-name="T4">, </text:span><text:span text:style-name="T7">je suis </text:span><text:span text:style-name="T6">envoyé</text:span><text:span text:style-name="T7"> sur la page </text:span><text:span text:style-name="T8">taches</text:span><text:span text:style-name="T7"> </text:span><text:span text:style-name="T6">et j</text:span><text:span text:style-name="T7">e vois ma liste de tache.</text:span></text:p>
      <text:p text:style-name="Horizontal_20_Line"/>
      <text:h text:style-name="P4" text:outline-level="2">Consulter une tache</text:h>
      <text:p text:style-name="P9">En tant qu’élève, j’aimerais pouvoir consulter une tache.</text:p>
      <text:h text:style-name="P6" text:outline-level="3">Critères d’acceptations</text:h>
      <text:p text:style-name="P8"><text:span text:style-name="T5">Étant donner</text:span><text:span text:style-name="T4"> que je suis sur la page des taches. </text:span><text:span text:style-name="T5">Quand</text:span><text:span text:style-name="T4"> je </text:span><text:span text:style-name="T6">clique sur </text:span><text:span text:style-name="T4">une tache</text:span><text:span text:style-name="T6">.</text:span><text:span text:style-name="T4"> </text:span><text:span text:style-name="T5">Alors</text:span><text:span text:style-name="T4">, je peux la consulter</text:span><text:span text:style-name="T7">.</text:span></text:p>
      <text:p text:style-name="Horizontal_20_Line"/>
      <text:h text:style-name="Heading_20_1" text:outline-level="1">Éditer une tache</text:h>
      <text:p text:style-name="P9">En tant qu’élève, j’aimerais pouvoir éditer une tache.</text:p>
      <text:h text:style-name="P6" text:outline-level="3">Critères d’acceptations</text:h>
      <text:p text:style-name="P8"><text:span text:style-name="T5">Étant donner</text:span><text:span text:style-name="T4"> que je consulte une tache. </text:span><text:span text:style-name="T5">Quand</text:span><text:span text:style-name="T4"> je l’édite et que j’appuie sur le bouton d’enregistrement</text:span><text:span text:style-name="T6">.</text:span><text:span text:style-name="T4"> </text:span><text:span text:style-name="T5">Alors</text:span><text:span text:style-name="T4">, la tache est mise à jours</text:span><text:span text:style-name="T7">.</text:span></text:p>
      <text:p text:style-name="Horizontal_20_Line"/>
      <text:h text:style-name="Heading_20_2" text:outline-level="2">Ajouter une tache</text:h>
      <text:p text:style-name="P9">En tant qu’élève, j’aimerais pouvoir ajouter une tache.</text:p>
      <text:h text:style-name="P6" text:outline-level="3">Critères d’acceptations</text:h>
      <text:p text:style-name="P8"><text:span text:style-name="T5">Étant donner</text:span><text:span text:style-name="T4"> que je suis sur la page des taches. </text:span><text:span text:style-name="T5">Quand</text:span><text:span text:style-name="T4"> je </text:span><text:span text:style-name="T6">clique sur le </text:span><text:span text:style-name="T4">bouton d’ajout de tache</text:span><text:span text:style-name="T6">.</text:span><text:span text:style-name="T4"> </text:span><text:span text:style-name="T5">Alors</text:span><text:span text:style-name="T4">, je peux saisir une nouvelle tache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2:02.310000000</meta:creation-date>
    <dc:date>2022-02-25T16:34:52.605000000</dc:date>
    <meta:editing-duration>PT15M26S</meta:editing-duration>
    <meta:editing-cycles>8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8" meta:word-count="156" meta:character-count="935" meta:non-whitespace-character-count="797"/>
  </office:meta>
</office:document-meta>
</file>